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Projet machine Learning</text:p>
      <text:p text:style-name="Normal"/>
      <text:p text:style-name="Normal">Le but de mon projet est de prédire à partir de variables médicales simples la probabilité que le patient soit atteint de diabète. Il contient plusieurs variables médicales comme le HbA1c <text:s/>donne la proportion d'hémoglobine du sang qui a fixé du sucre, également il y a le BMI qui est l’IMC.</text:p>
      <text:p text:style-name="Normal">Pour faire ce projet, j’ai alors commencé par faire un EDA pour explorer mon dataset, en regardant s’il contenait des NAN, des Outliers, etc. Ensuite j’ai alors commencé à faire plusieurs modèle en commençant par un decision tree, en suite un random forest, un random forest optimisé, un grid search, un catboost et un catboost optimisé.<text:s/></text:p>
      <text:p text:style-name="Normal">Mon dataset vient de Kaggle, il contient 9 variables et environ 100000 lignes<text:s/></text:p>
      <text:p text:style-name="Normal">Mon dataset est aussi assez déséquilibré, les classes 1 et 0 sont vraiment très déséquilibrés. Il y a 91.5% de non-diabétiques et 8.5% de diabétiques. A cause de ce déséquilibre, les métriques comme le recall et le f1-score ont été priviligés par rapport a l’accuracy.</text:p>
      <text:p text:style-name="Normal">Les variables les plus importantes sont HbA1c_level``blood_glucose_level``bmi`age`</text:p>
      <text:p text:style-name="Normal">Le meilleur modèle trouvé est alors le Grid Search CV, il a obtenue alors 91% de recall. Dans mon projet le recall est extrêmement important car en médecine on prefere capte plus de faux positif que de faux négatifs, donc mon meilleur modele capte 91% de faux positif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MAN Eva</meta:initial-creator>
    <dc:creator>MAMAN Eva</dc:creator>
    <meta:creation-date>2025-12-07T21:48:00Z</meta:creation-date>
    <dc:date>2025-12-07T22:50:00Z</dc:date>
    <meta:template xlink:href="Normal.dotm" xlink:type="simple"/>
    <meta:editing-cycles>1</meta:editing-cycles>
    <meta:editing-duration>PT3720S</meta:editing-duration>
    <meta:user-defined meta:name="GrammarlyDocumentId">3dc3f6cd-4d64-4b7d-8423-eaa563edc40e</meta:user-defined>
    <meta:document-statistic meta:page-count="1" meta:paragraph-count="2" meta:word-count="208" meta:character-count="1354" meta:row-count="9" meta:non-whitespace-character-count="1148"/>
  </office:meta>
</office:document-meta>
</file>